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7.02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38.33mm"/>
    </style:style>
    <style:style style:name="co5" style:family="table-column">
      <style:table-column-properties fo:break-before="auto" style:column-width="26.99mm"/>
    </style:style>
    <style:style style:name="co6" style:family="table-column">
      <style:table-column-properties fo:break-before="auto" style:column-width="78.44mm"/>
    </style:style>
    <style:style style:name="co7" style:family="table-column">
      <style:table-column-properties fo:break-before="auto" style:column-width="72.37mm"/>
    </style:style>
    <style:style style:name="co8" style:family="table-column">
      <style:table-column-properties fo:break-before="auto" style:column-width="67.0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8.7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12.82mm" fo:break-before="auto" style:use-optimal-row-height="true"/>
    </style:style>
    <style:style style:name="ro5" style:family="table-row">
      <style:table-row-properties style:row-height="21.03mm" fo:break-before="auto" style:use-optimal-row-height="true"/>
    </style:style>
    <style:style style:name="ro6" style:family="table-row">
      <style:table-row-properties style:row-height="12.77mm" fo:break-before="auto" style:use-optimal-row-height="true"/>
    </style:style>
    <style:style style:name="ro7" style:family="table-row">
      <style:table-row-properties style:row-height="25.14mm" fo:break-before="auto" style:use-optimal-row-height="true"/>
    </style:style>
    <style:style style:name="ro8" style:family="table-row">
      <style:table-row-properties style:row-height="8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ddddd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e7e72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999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6666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99ffff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00ffff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ccff00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99ff33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ackground-color="#eeeeee" fo:wrap-option="wrap" style:vertical-align="top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dddddd" fo:wrap-option="wrap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ff99" fo:wrap-option="wrap" style:vertical-align="top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e7e729" fo:wrap-option="wrap" style:vertical-align="top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ff9999" fo:wrap-option="wrap" style:vertical-align="top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6666" fo:wrap-option="wrap" style:vertical-align="top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99ffff" fo:wrap-option="wrap" style:vertical-align="top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00ffff" fo:wrap-option="wrap" style:vertical-align="top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ccff00" fo:wrap-option="wrap" style:vertical-align="top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99ff33" fo:wrap-option="wrap" style:vertical-align="top"/>
      <style:text-properties fo:font-size="10pt" style:font-size-asian="10pt" style:font-size-complex="10pt"/>
    </style:style>
    <style:style style:name="ce24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dddddd" fo:wrap-option="wrap" style:vertical-align="top"/>
    </style:style>
    <style:style style:name="ce26" style:family="table-cell" style:parent-style-name="Default">
      <style:table-cell-properties fo:background-color="#eeeeee" fo:wrap-option="wrap" style:vertical-align="top"/>
    </style:style>
    <style:style style:name="ce27" style:family="table-cell" style:parent-style-name="Default">
      <style:table-cell-properties fo:background-color="#dddddd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28" style:family="table-cell" style:parent-style-name="Default">
      <style:table-cell-properties fo:background-color="#eeeeee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ffff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00ffff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66.2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4.34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.7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1015" table:default-cell-style-name="ce30"/>
        <table:table-column table:style-name="co9" table:default-cell-style-name="Default"/>
        <table:table-row table:style-name="ro1">
          <table:table-cell table:style-name="ce1"/>
          <table:table-cell table:style-name="ce13" office:value-type="string" calcext:value-type="string">
            <text:p>Nr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Chin. Name</text:p>
          </table:table-cell>
          <table:table-cell table:style-name="ce13" office:value-type="string" calcext:value-type="string">
            <office:annotation office:display="true" draw:style-name="gr1" draw:text-style-name="P2" svg:width="64.24mm" svg:height="77.06mm" svg:x="118.16mm" svg:y="0mm" draw:caption-point-x="-6.1mm" draw:caption-point-y="0.1mm">
              <dc:creator>C</dc:creator>
              <dc:date>2017-01-03T00:00:00</dc:date>
              <text:p text:style-name="P1">!!! … marina wichtig</text:p>
              <text:p text:style-name="P1">Ort … orientierung</text:p>
              <text:p text:style-name="P1">Bo Lu</text:p>
              <text:p text:style-name="P1">Yu Lu</text:p>
              <text:p text:style-name="P1"/>
              <text:p text:style-name="P1">Holz</text:p>
              <text:p text:style-name="P1">Feuer</text:p>
              <text:p text:style-name="P1">Erde</text:p>
              <text:p text:style-name="P1">Metall</text:p>
              <text:p text:style-name="P1">Wasser</text:p>
              <text:p text:style-name="P1"/>
              <text:p text:style-name="P1">Orig … original, quell, yuan, ursprung</text:p>
              <text:p text:style-name="P1">Nex … nexus, durchgang</text:p>
              <text:p text:style-name="P1">Master</text:p>
              <text:p text:style-name="P1">TODO key … schluesselpunkt</text:p>
              <text:p text:style-name="P1">ton … tonisierend</text:p>
              <text:p text:style-name="P1">sed … sedierend</text:p>
              <text:p text:style-name="P1">jing</text:p>
              <text:p text:style-name="P1">TODO ein … eingangspunkt</text:p>
            </office:annotation>
            <text:p>Flags</text:p>
          </table:table-cell>
          <table:table-cell table:style-name="ce13" office:value-type="string" calcext:value-type="string">
            <text:p>Lokalisation</text:p>
          </table:table-cell>
          <table:table-cell table:style-name="ce13" office:value-type="string" calcext:value-type="string">
            <text:p>Indikationen</text:p>
          </table:table-cell>
          <table:table-cell table:style-name="ce13" office:value-type="string" calcext:value-type="string">
            <text:p>Notizen</text:p>
          </table:table-cell>
          <table:table-cell table:style-name="ce29" table:number-columns-repeated="1015"/>
          <table:table-cell/>
        </table:table-row>
        <table:table-row table:style-name="ro2">
          <table:table-cell table:style-name="ce2" office:value-type="string" calcext:value-type="string">
            <text:p>L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melzentrum</text:p>
          </table:table-cell>
          <table:table-cell table:style-name="ce14" office:value-type="string" calcext:value-type="string">
            <text:p>Zhongfu</text:p>
          </table:table-cell>
          <table:table-cell table:style-name="ce14" office:value-type="string" calcext:value-type="string">
            <office:annotation office:display="true" draw:style-name="gr2" draw:text-style-name="P2" svg:width="51.59mm" svg:height="6.34mm" svg:x="113.08mm" svg:y="2.11mm" draw:caption-point-x="-1.02mm" draw:caption-point-y="5.76mm">
              <dc:creator>C</dc:creator>
              <dc:date>2017-01-03T00:00:00</dc:date>
              <text:p text:style-name="P1">TODO Erfahrungsstelle für Lu</text:p>
            </office:annotation>
            <text:p>!!!, Ort, Bo Lu</text:p>
          </table:table-cell>
          <table:table-cell table:style-name="ce14" office:value-type="string" calcext:value-type="string">
            <text:p>1C unterhalb Clavikula, in S-Biegung</text:p>
          </table:table-cell>
          <table:table-cell table:style-name="ce14" office:value-type="string" calcext:value-type="string">
            <text:p>erschwerte Atmung, Asthma, Erkältung, Brustschmerzen, Schulterschmerzen</text:p>
          </table:table-cell>
          <table:table-cell table:style-name="ce14" office:value-type="string" calcext:value-type="string">
            <text:p>hilft Lu Qi beim Abstieg; stärkt Lu Yin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Wolkentor</text:p>
          </table:table-cell>
          <table:table-cell table:style-name="ce15" office:value-type="string" calcext:value-type="string">
            <text:p>Yunmen</text:p>
          </table:table-cell>
          <table:table-cell table:style-name="ce25"/>
          <table:table-cell table:style-name="ce15" office:value-type="string" calcext:value-type="string">
            <text:p>Über Lu1, unmittelbar unterhalb der Clavikula</text:p>
          </table:table-cell>
          <table:table-cell table:style-name="ce1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immlischer Amtssitz</text:p>
          </table:table-cell>
          <table:table-cell table:style-name="ce14" office:value-type="string" calcext:value-type="string">
            <text:p>Tianfu</text:p>
          </table:table-cell>
          <table:table-cell table:style-name="ce26"/>
          <table:table-cell table:style-name="ce14" office:value-type="string" calcext:value-type="string">
            <text:p>Am lateralen Rand des Biceps, 3C unter Achselfalte</text:p>
          </table:table-cell>
          <table:table-cell table:style-name="ce14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Das edle Weiß</text:p>
          </table:table-cell>
          <table:table-cell table:style-name="ce15" office:value-type="string" calcext:value-type="string">
            <text:p>Xiabai</text:p>
          </table:table-cell>
          <table:table-cell table:style-name="ce25"/>
          <table:table-cell table:style-name="ce15" office:value-type="string" calcext:value-type="string">
            <text:p>1C unter Lu3</text:p>
          </table:table-cell>
          <table:table-cell table:style-name="ce15" table:number-columns-repeated="2"/>
          <table:table-cell table:number-columns-repeated="1016"/>
        </table:table-row>
        <table:table-row table:style-name="ro4">
          <table:table-cell table:style-name="ce2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Moor der Elle</text:p>
          </table:table-cell>
          <table:table-cell table:style-name="ce14" office:value-type="string" calcext:value-type="string">
            <text:p>Chize</text:p>
          </table:table-cell>
          <table:table-cell table:style-name="ce26" office:value-type="string" calcext:value-type="string">
            <office:annotation office:display="true" draw:style-name="gr3" draw:text-style-name="P2" svg:width="42.21mm" svg:height="5.96mm" svg:x="127.8mm" svg:y="28.94mm" draw:caption-point-x="-15.74mm" draw:caption-point-y="6.91mm">
              <dc:creator>C</dc:creator>
              <dc:date>2017-01-03T00:00:00</dc:date>
              <text:p text:style-name="P1">TODO He/Eintrittspunkt</text:p>
            </office:annotation>
            <text:p>!!!, Ort, Wasser, Sed</text:p>
          </table:table-cell>
          <table:table-cell table:style-name="ce14" office:value-type="string" calcext:value-type="string">
            <text:p>In Ellbogenfalte, radial Bizepssehne</text:p>
          </table:table-cell>
          <table:table-cell table:style-name="ce14" office:value-type="string" calcext:value-type="string">
            <text:p>trockener Husten, Schleimhusten, Bronchitis, Lungenentzündung, erschwerte Atmung, Oberarmschmerzen, Ellbogenschmerzen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3"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Tiefes Loch</text:p>
          </table:table-cell>
          <table:table-cell table:style-name="ce15" office:value-type="string" calcext:value-type="string">
            <text:p>Kongzui</text:p>
          </table:table-cell>
          <table:table-cell table:style-name="ce25"/>
          <table:table-cell table:style-name="ce15" office:value-type="string" calcext:value-type="string">
            <text:p>An der radialen Innenseite des Unterarmes, 7C proximal von Lu9</text:p>
          </table:table-cell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2"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Reihenlücke</text:p>
          </table:table-cell>
          <table:table-cell table:style-name="ce14" office:value-type="string" calcext:value-type="string">
            <text:p>Lieque</text:p>
          </table:table-cell>
          <table:table-cell table:style-name="ce26" office:value-type="string" calcext:value-type="string">
            <office:annotation office:display="true" draw:style-name="gr3" draw:text-style-name="P2" svg:width="46.78mm" svg:height="5.96mm" svg:x="131.61mm" svg:y="51.79mm" draw:caption-point-x="-19.55mm" draw:caption-point-y="5.6mm">
              <dc:creator>C</dc:creator>
              <dc:date>2017-01-03T00:00:00</dc:date>
              <text:p text:style-name="P1">TODO schluesselpunkt KG</text:p>
            </office:annotation>
            <text:p>!!!, Nex</text:p>
          </table:table-cell>
          <table:table-cell table:style-name="ce14" office:value-type="string" calcext:value-type="string">
            <text:p>1.5C proximal Handgelenk, Vertiefung proximal Proc. styloideus radii, zwischen Sehne Abductor Pollicis Longus und Radiuskante</text:p>
          </table:table-cell>
          <table:table-cell table:style-name="ce14" office:value-type="string" calcext:value-type="string">
            <text:p>Kurzatmigkeit, Husten, Grippe, Schleimhusten, Asthma, Erkältung, Nackenkopfschmerzen, Menstruationsbeschwerden, Unfruchtbarkeit, emotionale Beschwerden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3"/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Hindurchgehender Meridian</text:p>
          </table:table-cell>
          <table:table-cell table:style-name="ce15" office:value-type="string" calcext:value-type="string">
            <text:p>Jingqu</text:p>
          </table:table-cell>
          <table:table-cell table:style-name="ce25"/>
          <table:table-cell table:style-name="ce15" office:value-type="string" calcext:value-type="string">
            <text:p>1C proximal Handgelenk, radial der Arteria radialis, Höhe von Proc. styloideus radii</text:p>
          </table:table-cell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2"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Tiefer Abgrund</text:p>
          </table:table-cell>
          <table:table-cell table:style-name="ce14" office:value-type="string" calcext:value-type="string">
            <text:p>Taiyuan</text:p>
          </table:table-cell>
          <table:table-cell table:style-name="ce26" office:value-type="string" calcext:value-type="string">
            <office:annotation office:display="true" draw:style-name="gr3" draw:text-style-name="P2" svg:width="58.71mm" svg:height="5.96mm" svg:x="121.97mm" svg:y="83.64mm" draw:caption-point-x="-9.91mm" draw:caption-point-y="3.49mm">
              <dc:creator>C</dc:creator>
              <dc:date>2017-01-03T00:00:00</dc:date>
              <text:p text:style-name="P1">TODO Master for Gefaesssysteme</text:p>
            </office:annotation>
            <text:p>!!!, Ort, Erde, Orig, Master, Ton</text:p>
          </table:table-cell>
          <table:table-cell table:style-name="ce14" office:value-type="string" calcext:value-type="string">
            <text:p>Im Handgelenk in einer Vertiefung radial der Arteria radialis und ulnar der Sehne des Abductor pollicis longus; radialer Puls spürbar</text:p>
          </table:table-cell>
          <table:table-cell table:style-name="ce14" office:value-type="string" calcext:value-type="string">
            <text:p>Lethargie, schwache Stimme, Husten, Bluthusten, erschwerte Atmung, Kurzatmigkeit, Asthma, Brustbeklemmung, Herzbeschwerden, Kreislaufkollaps, Handgelenksschwäche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/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Fischgrenze</text:p>
          </table:table-cell>
          <table:table-cell table:style-name="ce15" office:value-type="string" calcext:value-type="string">
            <text:p>Yuji</text:p>
          </table:table-cell>
          <table:table-cell table:style-name="ce25"/>
          <table:table-cell table:style-name="ce15" office:value-type="string" calcext:value-type="string">
            <text:p>Auf dem Daumenballen in der Mitte des ersten Mittelhandknochens an der Grenze weißes-rotes Fleisch</text:p>
          </table:table-cell>
          <table:table-cell table:style-name="ce15" table:number-columns-repeated="2"/>
          <table:table-cell table:number-columns-repeated="1016"/>
        </table:table-row>
        <table:table-row table:style-name="ro7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Kleine Lunge</text:p>
          </table:table-cell>
          <table:table-cell table:style-name="ce14" office:value-type="string" calcext:value-type="string">
            <text:p>Shaoshang</text:p>
          </table:table-cell>
          <table:table-cell table:style-name="ce26" office:value-type="string" calcext:value-type="string">
            <text:p>!!!, Ort, Holz</text:p>
          </table:table-cell>
          <table:table-cell table:style-name="ce14" office:value-type="string" calcext:value-type="string">
            <text:p>Am radialen Nagelfalzwinkel des Daumens</text:p>
          </table:table-cell>
          <table:table-cell table:style-name="ce14" office:value-type="string" calcext:value-type="string">
            <text:p>hohes Fieber, Hitzeschlag, Schock, Ohnmacht, Atemnot, Kreislaufkollaps, Halsentzündung, Heiserkeit, emotionale Disharmonie, Unruhe, Manie, Handgelenksbeschwerden, Daumenbeschwerden</text:p>
          </table:table-cell>
          <table:table-cell table:style-name="ce14"/>
          <table:table-cell table:number-columns-repeated="1016"/>
        </table:table-row>
        <table:table-row table:style-name="ro8">
          <table:table-cell table:style-name="ce3" office:value-type="string" calcext:value-type="string">
            <text:p>Di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ang Händler</text:p>
          </table:table-cell>
          <table:table-cell table:style-name="ce15" office:value-type="string" calcext:value-type="string">
            <text:p>Shangyang</text:p>
          </table:table-cell>
          <table:table-cell table:style-name="ce25" office:value-type="string" calcext:value-type="string">
            <text:p>!!!, Ort, Metall, Jing</text:p>
          </table:table-cell>
          <table:table-cell table:style-name="ce15" office:value-type="string" calcext:value-type="string">
            <text:p>Am radialen Nagelfalzwinkel des Zeigefingers</text:p>
          </table:table-cell>
          <table:table-cell table:style-name="ce15" table:number-columns-repeated="2"/>
          <table:table-cell table:number-columns-repeated="1016"/>
        </table:table-row>
        <table:table-row table:style-name="ro6">
          <table:table-cell table:style-name="ce2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Zweiter Abschnitt</text:p>
          </table:table-cell>
          <table:table-cell table:style-name="ce14" office:value-type="string" calcext:value-type="string">
            <text:p>Erjian</text:p>
          </table:table-cell>
          <table:table-cell table:style-name="ce14"/>
          <table:table-cell table:style-name="ce14" office:value-type="string" calcext:value-type="string">
            <text:p>An der radialen Seite des Zeigefingers, Grenze weißes-rotes Fleisch, distal vom Grundgelenk, in einer Vertiefung</text:p>
          </table:table-cell>
          <table:table-cell table:style-name="ce14" table:number-columns-repeated="2"/>
          <table:table-cell table:number-columns-repeated="1016"/>
        </table:table-row>
        <table:table-row table:style-name="ro8">
          <table:table-cell table:style-name="ce3"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Dritter Abschnitt</text:p>
          </table:table-cell>
          <table:table-cell table:style-name="ce15" office:value-type="string" calcext:value-type="string">
            <text:p>Sanjian</text:p>
          </table:table-cell>
          <table:table-cell table:style-name="ce15"/>
          <table:table-cell table:style-name="ce15" office:value-type="string" calcext:value-type="string">
            <text:p>An der radialen Seite des 2. Mittelhandknochens, proximal vom Grundgelenk</text:p>
          </table:table-cell>
          <table:table-cell table:style-name="ce15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Talvereinigung</text:p>
          </table:table-cell>
          <table:table-cell table:style-name="ce14" office:value-type="string" calcext:value-type="string">
            <text:p>Hegu</text:p>
          </table:table-cell>
          <table:table-cell table:style-name="ce14" office:value-type="string" calcext:value-type="string">
            <office:annotation office:display="true" draw:style-name="gr4" draw:text-style-name="P2" svg:width="54.86mm" svg:height="9.91mm" svg:x="118.16mm" svg:y="168.12mm" draw:caption-point-x="-6.1mm" draw:caption-point-y="7.2mm">
              <dc:creator>C</dc:creator>
              <dc:date>2017-01-03T00:00:00</dc:date>
              <text:p text:style-name="P1">TODO erfahrungsstelle fuer kopf, gesicht, nase, sinnesorgane</text:p>
            </office:annotation>
            <text:p>!!!, Orig</text:p>
          </table:table-cell>
          <table:table-cell table:style-name="ce14" office:value-type="string" calcext:value-type="string">
            <text:p>In der Mitte des 2. Mittelhandknochens, an der radialen Seite, in einer Vertiefung</text:p>
          </table:table-cell>
          <table:table-cell table:style-name="ce14"/>
          <table:table-cell table:style-name="ce14" office:value-type="string" calcext:value-type="string">
            <text:p>Kontraindiziert bei Schwangerschaft!</text:p>
          </table:table-cell>
          <table:table-cell table:number-columns-repeated="1016"/>
        </table:table-row>
        <table:table-row table:style-name="ro6">
          <table:table-cell table:style-name="ce3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Yang Bach</text:p>
          </table:table-cell>
          <table:table-cell table:style-name="ce15" office:value-type="string" calcext:value-type="string">
            <text:p>Yangxi</text:p>
          </table:table-cell>
          <table:table-cell table:style-name="ce15"/>
          <table:table-cell table:style-name="ce15" office:value-type="string" calcext:value-type="string">
            <text:p>In der „tabatiere anatomique“, radiale Seite, zwischen den Sehnen von Extensor pollicis longus und brevis</text:p>
          </table:table-cell>
          <table:table-cell table:style-name="ce15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chräger Durchgang</text:p>
          </table:table-cell>
          <table:table-cell table:style-name="ce14" office:value-type="string" calcext:value-type="string">
            <text:p>Pianli</text:p>
          </table:table-cell>
          <table:table-cell table:style-name="ce14"/>
          <table:table-cell table:style-name="ce14" office:value-type="string" calcext:value-type="string">
            <text:p>3C proximal von Di5 auf der geraden Verbindung zu Di11</text:p>
          </table:table-cell>
          <table:table-cell table:style-name="ce14" table:number-columns-repeated="2"/>
          <table:table-cell table:number-columns-repeated="1016"/>
        </table:table-row>
        <table:table-row table:style-name="ro8">
          <table:table-cell table:style-name="ce3"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Warme Strömung</text:p>
          </table:table-cell>
          <table:table-cell table:style-name="ce15" office:value-type="string" calcext:value-type="string">
            <text:p>Wenliu</text:p>
          </table:table-cell>
          <table:table-cell table:style-name="ce15"/>
          <table:table-cell table:style-name="ce15" office:value-type="string" calcext:value-type="string">
            <text:p>5C proximal von Di5 auf der geraden Verbindung zu Di11</text:p>
          </table:table-cell>
          <table:table-cell table:style-name="ce15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Unter der Kante</text:p>
          </table:table-cell>
          <table:table-cell table:style-name="ce14" office:value-type="string" calcext:value-type="string">
            <text:p>Xialian</text:p>
          </table:table-cell>
          <table:table-cell table:style-name="ce14"/>
          <table:table-cell table:style-name="ce14" office:value-type="string" calcext:value-type="string">
            <text:p>4C distal von Di11, Verbindungslinie zwischen Di5 und Di11</text:p>
          </table:table-cell>
          <table:table-cell table:style-name="ce14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Ober der Kante</text:p>
          </table:table-cell>
          <table:table-cell table:style-name="ce15" office:value-type="string" calcext:value-type="string">
            <text:p>Shanglian</text:p>
          </table:table-cell>
          <table:table-cell table:style-name="ce15"/>
          <table:table-cell table:style-name="ce27" office:value-type="string" calcext:value-type="string">
            <text:p>3C distal von Di11, Verbindungslinie zwischen Di5 und Di11</text:p>
          </table:table-cell>
          <table:table-cell table:style-name="ce15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Dreimeilen Armpunkt</text:p>
          </table:table-cell>
          <table:table-cell table:style-name="ce14" office:value-type="string" calcext:value-type="string">
            <text:p>Shousanli</text:p>
          </table:table-cell>
          <table:table-cell table:style-name="ce14" office:value-type="string" calcext:value-type="string">
            <text:p>!!!</text:p>
          </table:table-cell>
          <table:table-cell table:style-name="ce28" office:value-type="string" calcext:value-type="string">
            <text:p>2C distal von Di11, Verbindungslinie zwischen Di5 und Di11</text:p>
          </table:table-cell>
          <table:table-cell table:style-name="ce14" table:number-columns-repeated="2"/>
          <table:table-cell table:number-columns-repeated="1016"/>
        </table:table-row>
        <table:table-row table:style-name="ro8">
          <table:table-cell table:style-name="ce3"/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Gewundener Teich</text:p>
          </table:table-cell>
          <table:table-cell table:style-name="ce15" office:value-type="string" calcext:value-type="string">
            <text:p>Quchi</text:p>
          </table:table-cell>
          <table:table-cell table:style-name="ce15" office:value-type="string" calcext:value-type="string">
            <text:p>!!!, Ort</text:p>
          </table:table-cell>
          <table:table-cell table:style-name="ce15" office:value-type="string" calcext:value-type="string">
            <text:p>Laterales Ende der Ellbogenfalte bei gebeugtem Arm, in einer Vertiefung vor Epicondylus lateralis</text:p>
          </table:table-cell>
          <table:table-cell table:style-name="ce15" table:number-columns-repeated="2"/>
          <table:table-cell table:number-columns-repeated="1016"/>
        </table:table-row>
        <table:table-row table:style-name="ro3">
          <table:table-cell table:style-name="ce2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llbogengrube</text:p>
          </table:table-cell>
          <table:table-cell table:style-name="ce14" office:value-type="string" calcext:value-type="string">
            <text:p>Zhouliao</text:p>
          </table:table-cell>
          <table:table-cell table:style-name="ce14"/>
          <table:table-cell table:style-name="ce14" office:value-type="string" calcext:value-type="string">
            <text:p>1C proximal von Di11 am Humerusrand</text:p>
          </table:table-cell>
          <table:table-cell table:style-name="ce14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Fünfmeilen Armpunkt</text:p>
          </table:table-cell>
          <table:table-cell table:style-name="ce15" office:value-type="string" calcext:value-type="string">
            <text:p>Shouwuli</text:p>
          </table:table-cell>
          <table:table-cell table:style-name="ce15"/>
          <table:table-cell table:style-name="ce27" office:value-type="string" calcext:value-type="string">
            <text:p>3C proximal von Di11 am Humerusrand</text:p>
          </table:table-cell>
          <table:table-cell table:style-name="ce15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Oberarm</text:p>
          </table:table-cell>
          <table:table-cell table:style-name="ce14" office:value-type="string" calcext:value-type="string">
            <text:p>Binao</text:p>
          </table:table-cell>
          <table:table-cell table:style-name="ce14"/>
          <table:table-cell table:style-name="ce28" office:value-type="string" calcext:value-type="string">
            <text:p>7C proximal von Di11 am Humerusrand, Nahe der Spitze des Deltoideus</text:p>
          </table:table-cell>
          <table:table-cell table:style-name="ce14" table:number-columns-repeated="2"/>
          <table:table-cell table:number-columns-repeated="1016"/>
        </table:table-row>
        <table:table-row table:style-name="ro6">
          <table:table-cell table:style-name="ce3"/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Schulterbein</text:p>
          </table:table-cell>
          <table:table-cell table:style-name="ce15" office:value-type="string" calcext:value-type="string">
            <text:p>Jianyu</text:p>
          </table:table-cell>
          <table:table-cell table:style-name="ce15" office:value-type="string" calcext:value-type="string">
            <text:p>!!!, Ort</text:p>
          </table:table-cell>
          <table:table-cell table:style-name="ce15" office:value-type="string" calcext:value-type="string">
            <text:p>In der mittleren Vertiefung vom &lt;b&gt;Deltoideus&lt;/b&gt;, bei weggestrecktem Arm, Unterhalb des Akromions</text:p>
          </table:table-cell>
          <table:table-cell table:style-name="ce15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Großer Knochen</text:p>
          </table:table-cell>
          <table:table-cell table:style-name="ce14" office:value-type="string" calcext:value-type="string">
            <text:p>Jugu</text:p>
          </table:table-cell>
          <table:table-cell table:style-name="ce14"/>
          <table:table-cell table:style-name="ce14" office:value-type="string" calcext:value-type="string">
            <text:p>Im Winkel zwischen Klavikula, Skapula und Akromion</text:p>
          </table:table-cell>
          <table:table-cell table:style-name="ce14" table:number-columns-repeated="2"/>
          <table:table-cell table:number-columns-repeated="1016"/>
        </table:table-row>
        <table:table-row table:style-name="ro6">
          <table:table-cell table:style-name="ce3"/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Himmelischer Kessel</text:p>
          </table:table-cell>
          <table:table-cell table:style-name="ce15" office:value-type="string" calcext:value-type="string">
            <text:p>Tianding</text:p>
          </table:table-cell>
          <table:table-cell table:style-name="ce15"/>
          <table:table-cell table:style-name="ce15" office:value-type="string" calcext:value-type="string">
            <text:p>1C schräg unterhalb Di18 im seitlichen Halsbereich am Hinterrand vom vorderen Teil des SCM</text:p>
          </table:table-cell>
          <table:table-cell table:style-name="ce15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Stützender Vorsprung</text:p>
          </table:table-cell>
          <table:table-cell table:style-name="ce14" office:value-type="string" calcext:value-type="string">
            <text:p>Futu</text:p>
          </table:table-cell>
          <table:table-cell table:style-name="ce14"/>
          <table:table-cell table:style-name="ce14" office:value-type="string" calcext:value-type="string">
            <office:annotation office:display="true" draw:style-name="gr5" draw:text-style-name="P2" svg:width="41.87mm" svg:height="5.96mm" svg:x="196.6mm" svg:y="287.45mm" draw:caption-point-x="-6.1mm" draw:caption-point-y="15.1mm">
              <dc:creator>C</dc:creator>
              <dc:date>2017-01-03T00:00:00</dc:date>
              <text:p text:style-name="P1">anders als im DTV atlas</text:p>
            </office:annotation>
            <text:p>Auf Höhe des Kehlkopfknorpels, am Hinterrand des vorderen Teil des SCM</text:p>
          </table:table-cell>
          <table:table-cell table:style-name="ce14" table:number-columns-repeated="2"/>
          <table:table-cell table:number-columns-repeated="1016"/>
        </table:table-row>
        <table:table-row table:style-name="ro8">
          <table:table-cell table:style-name="ce3"/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Getreidekorn Grube</text:p>
          </table:table-cell>
          <table:table-cell table:style-name="ce15" office:value-type="string" calcext:value-type="string">
            <text:p>Heliao</text:p>
          </table:table-cell>
          <table:table-cell table:style-name="ce15"/>
          <table:table-cell table:style-name="ce15" office:value-type="string" calcext:value-type="string">
            <text:p>Unterhalb des Nasenloches, 0.5C lateral von LG26</text:p>
          </table:table-cell>
          <table:table-cell table:style-name="ce15" table:number-columns-repeated="2"/>
          <table:table-cell table:number-columns-repeated="1016"/>
        </table:table-row>
        <table:table-row table:style-name="ro8">
          <table:table-cell table:style-name="ce2"/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Empfang des Duftes</text:p>
          </table:table-cell>
          <table:table-cell table:style-name="ce14" office:value-type="string" calcext:value-type="string">
            <text:p>Yingxiang</text:p>
          </table:table-cell>
          <table:table-cell table:style-name="ce14" office:value-type="string" calcext:value-type="string">
            <text:p>!!!, Ort</text:p>
          </table:table-cell>
          <table:table-cell table:style-name="ce14" office:value-type="string" calcext:value-type="string">
            <text:p>In einer Vertiefung am unteren Rand des Nasenflügels</text:p>
          </table:table-cell>
          <table:table-cell table:style-name="ce14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Ma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2" calcext:value-type="float">
            <text:p>2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3" calcext:value-type="float">
            <text:p>3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4" calcext:value-type="float">
            <text:p>4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5" calcext:value-type="float">
            <text:p>5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6" calcext:value-type="float">
            <text:p>6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7" calcext:value-type="float">
            <text:p>7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8" calcext:value-type="float">
            <text:p>8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9" calcext:value-type="float">
            <text:p>9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10" calcext:value-type="float">
            <text:p>10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11" calcext:value-type="float">
            <text:p>11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12" calcext:value-type="float">
            <text:p>12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13" calcext:value-type="float">
            <text:p>13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14" calcext:value-type="float">
            <text:p>14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15" calcext:value-type="float">
            <text:p>15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16" calcext:value-type="float">
            <text:p>16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17" calcext:value-type="float">
            <text:p>17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18" calcext:value-type="float">
            <text:p>18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19" calcext:value-type="float">
            <text:p>19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20" calcext:value-type="float">
            <text:p>20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21" calcext:value-type="float">
            <text:p>21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22" calcext:value-type="float">
            <text:p>22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23" calcext:value-type="float">
            <text:p>23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24" calcext:value-type="float">
            <text:p>24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25" calcext:value-type="float">
            <text:p>25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26" calcext:value-type="float">
            <text:p>26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27" calcext:value-type="float">
            <text:p>27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28" calcext:value-type="float">
            <text:p>28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29" calcext:value-type="float">
            <text:p>29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30" calcext:value-type="float">
            <text:p>30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31" calcext:value-type="float">
            <text:p>31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32" calcext:value-type="float">
            <text:p>32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33" calcext:value-type="float">
            <text:p>33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34" calcext:value-type="float">
            <text:p>34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35" calcext:value-type="float">
            <text:p>35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36" calcext:value-type="float">
            <text:p>36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37" calcext:value-type="float">
            <text:p>37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38" calcext:value-type="float">
            <text:p>38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39" calcext:value-type="float">
            <text:p>39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40" calcext:value-type="float">
            <text:p>40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41" calcext:value-type="float">
            <text:p>41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42" calcext:value-type="float">
            <text:p>42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43" calcext:value-type="float">
            <text:p>43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44" calcext:value-type="float">
            <text:p>44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45" calcext:value-type="float">
            <text:p>45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 office:value-type="string" calcext:value-type="string">
            <text:p>MP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3" calcext:value-type="float">
            <text:p>3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5" calcext:value-type="float">
            <text:p>5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6" calcext:value-type="float">
            <text:p>6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7" calcext:value-type="float">
            <text:p>7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8" calcext:value-type="float">
            <text:p>8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9" calcext:value-type="float">
            <text:p>9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10" calcext:value-type="float">
            <text:p>10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11" calcext:value-type="float">
            <text:p>11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12" calcext:value-type="float">
            <text:p>12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13" calcext:value-type="float">
            <text:p>13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14" calcext:value-type="float">
            <text:p>14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15" calcext:value-type="float">
            <text:p>15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16" calcext:value-type="float">
            <text:p>16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17" calcext:value-type="float">
            <text:p>17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18" calcext:value-type="float">
            <text:p>18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19" calcext:value-type="float">
            <text:p>19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4"/>
          <table:table-cell table:style-name="ce16" office:value-type="float" office:value="20" calcext:value-type="float">
            <text:p>20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17" office:value-type="float" office:value="21" calcext:value-type="float">
            <text:p>21</text:p>
          </table:table-cell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6" office:value-type="string" calcext:value-type="string">
            <text:p>He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3" calcext:value-type="float">
            <text:p>3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5" calcext:value-type="float">
            <text:p>5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6" calcext:value-type="float">
            <text:p>6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7" calcext:value-type="float">
            <text:p>7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8" calcext:value-type="float">
            <text:p>8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 office:value-type="string" calcext:value-type="string">
            <text:p>Due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2" calcext:value-type="float">
            <text:p>2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4" calcext:value-type="float">
            <text:p>4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5" calcext:value-type="float">
            <text:p>5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6" calcext:value-type="float">
            <text:p>6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7" calcext:value-type="float">
            <text:p>7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9" calcext:value-type="float">
            <text:p>9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11" calcext:value-type="float">
            <text:p>11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13" calcext:value-type="float">
            <text:p>13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15" calcext:value-type="float">
            <text:p>15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17" calcext:value-type="float">
            <text:p>17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19" calcext:value-type="float">
            <text:p>19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8" office:value-type="string" calcext:value-type="string">
            <text:p>Bl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2" calcext:value-type="float">
            <text:p>2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3" calcext:value-type="float">
            <text:p>3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4" calcext:value-type="float">
            <text:p>4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5" calcext:value-type="float">
            <text:p>5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6" calcext:value-type="float">
            <text:p>6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7" calcext:value-type="float">
            <text:p>7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8" calcext:value-type="float">
            <text:p>8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9" calcext:value-type="float">
            <text:p>9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10" calcext:value-type="float">
            <text:p>10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11" calcext:value-type="float">
            <text:p>11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12" calcext:value-type="float">
            <text:p>12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13" calcext:value-type="float">
            <text:p>13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14" calcext:value-type="float">
            <text:p>14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15" calcext:value-type="float">
            <text:p>15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16" calcext:value-type="float">
            <text:p>16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17" calcext:value-type="float">
            <text:p>17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18" calcext:value-type="float">
            <text:p>18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19" calcext:value-type="float">
            <text:p>19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20" calcext:value-type="float">
            <text:p>20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21" calcext:value-type="float">
            <text:p>21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22" calcext:value-type="float">
            <text:p>22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23" calcext:value-type="float">
            <text:p>23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24" calcext:value-type="float">
            <text:p>24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25" calcext:value-type="float">
            <text:p>25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26" calcext:value-type="float">
            <text:p>26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27" calcext:value-type="float">
            <text:p>27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28" calcext:value-type="float">
            <text:p>28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29" calcext:value-type="float">
            <text:p>29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30" calcext:value-type="float">
            <text:p>30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31" calcext:value-type="float">
            <text:p>31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32" calcext:value-type="float">
            <text:p>32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33" calcext:value-type="float">
            <text:p>33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34" calcext:value-type="float">
            <text:p>34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35" calcext:value-type="float">
            <text:p>35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36" calcext:value-type="float">
            <text:p>36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37" calcext:value-type="float">
            <text:p>37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38" calcext:value-type="float">
            <text:p>38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39" calcext:value-type="float">
            <text:p>39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40" calcext:value-type="float">
            <text:p>40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41" calcext:value-type="float">
            <text:p>41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42" calcext:value-type="float">
            <text:p>42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43" calcext:value-type="float">
            <text:p>43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44" calcext:value-type="float">
            <text:p>44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45" calcext:value-type="float">
            <text:p>45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46" calcext:value-type="float">
            <text:p>46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47" calcext:value-type="float">
            <text:p>47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48" calcext:value-type="float">
            <text:p>48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49" calcext:value-type="float">
            <text:p>49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50" calcext:value-type="float">
            <text:p>50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51" calcext:value-type="float">
            <text:p>51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52" calcext:value-type="float">
            <text:p>52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53" calcext:value-type="float">
            <text:p>53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54" calcext:value-type="float">
            <text:p>54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55" calcext:value-type="float">
            <text:p>55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56" calcext:value-type="float">
            <text:p>56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57" calcext:value-type="float">
            <text:p>57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58" calcext:value-type="float">
            <text:p>58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59" calcext:value-type="float">
            <text:p>59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60" calcext:value-type="float">
            <text:p>60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61" calcext:value-type="float">
            <text:p>61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62" calcext:value-type="float">
            <text:p>62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63" calcext:value-type="float">
            <text:p>63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64" calcext:value-type="float">
            <text:p>64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65" calcext:value-type="float">
            <text:p>65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66" calcext:value-type="float">
            <text:p>66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67" calcext:value-type="float">
            <text:p>67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 office:value-type="string" calcext:value-type="string">
            <text:p>Ni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2" calcext:value-type="float">
            <text:p>2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3" calcext:value-type="float">
            <text:p>3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4" calcext:value-type="float">
            <text:p>4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5" calcext:value-type="float">
            <text:p>5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6" calcext:value-type="float">
            <text:p>6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7" calcext:value-type="float">
            <text:p>7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8" calcext:value-type="float">
            <text:p>8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9" calcext:value-type="float">
            <text:p>9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10" calcext:value-type="float">
            <text:p>10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11" calcext:value-type="float">
            <text:p>11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12" calcext:value-type="float">
            <text:p>12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13" calcext:value-type="float">
            <text:p>13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14" calcext:value-type="float">
            <text:p>14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15" calcext:value-type="float">
            <text:p>15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16" calcext:value-type="float">
            <text:p>16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17" calcext:value-type="float">
            <text:p>17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18" calcext:value-type="float">
            <text:p>18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19" calcext:value-type="float">
            <text:p>19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20" calcext:value-type="float">
            <text:p>20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21" calcext:value-type="float">
            <text:p>21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22" calcext:value-type="float">
            <text:p>22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23" calcext:value-type="float">
            <text:p>23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24" calcext:value-type="float">
            <text:p>24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25" calcext:value-type="float">
            <text:p>25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8"/>
          <table:table-cell table:style-name="ce20" office:value-type="float" office:value="26" calcext:value-type="float">
            <text:p>26</text:p>
          </table:table-cell>
          <table:table-cell table:style-name="ce2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1" office:value-type="float" office:value="27" calcext:value-type="float">
            <text:p>27</text:p>
          </table:table-cell>
          <table:table-cell table:style-name="ce21" table:number-columns-repeated="6"/>
          <table:table-cell table:style-name="ce31" table:number-columns-repeated="1015"/>
          <table:table-cell table:style-name="ce32"/>
        </table:table-row>
        <table:table-row table:style-name="ro3">
          <table:table-cell table:style-name="ce6" office:value-type="string" calcext:value-type="string">
            <text:p>P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3" calcext:value-type="float">
            <text:p>3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5" calcext:value-type="float">
            <text:p>5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6" calcext:value-type="float">
            <text:p>6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7" calcext:value-type="float">
            <text:p>7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8" calcext:value-type="float">
            <text:p>8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9" calcext:value-type="float">
            <text:p>9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 office:value-type="string" calcext:value-type="string">
            <text:p>3E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2" calcext:value-type="float">
            <text:p>2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4" calcext:value-type="float">
            <text:p>4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5" calcext:value-type="float">
            <text:p>5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6" calcext:value-type="float">
            <text:p>6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7" calcext:value-type="float">
            <text:p>7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8" calcext:value-type="float">
            <text:p>8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9" calcext:value-type="float">
            <text:p>9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11" calcext:value-type="float">
            <text:p>11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12" calcext:value-type="float">
            <text:p>12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13" calcext:value-type="float">
            <text:p>13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14" calcext:value-type="float">
            <text:p>14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15" calcext:value-type="float">
            <text:p>15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16" calcext:value-type="float">
            <text:p>16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17" calcext:value-type="float">
            <text:p>17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18" calcext:value-type="float">
            <text:p>18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19" calcext:value-type="float">
            <text:p>19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20" calcext:value-type="float">
            <text:p>20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21" calcext:value-type="float">
            <text:p>21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18" office:value-type="float" office:value="22" calcext:value-type="float">
            <text:p>22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19" office:value-type="float" office:value="23" calcext:value-type="float">
            <text:p>23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 table:style-name="ce10" office:value-type="string" calcext:value-type="string">
            <text:p>Gb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2" calcext:value-type="float">
            <text:p>2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3" calcext:value-type="float">
            <text:p>3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4" calcext:value-type="float">
            <text:p>4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5" calcext:value-type="float">
            <text:p>5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6" calcext:value-type="float">
            <text:p>6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7" calcext:value-type="float">
            <text:p>7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8" calcext:value-type="float">
            <text:p>8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9" calcext:value-type="float">
            <text:p>9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10" calcext:value-type="float">
            <text:p>10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11" calcext:value-type="float">
            <text:p>11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12" calcext:value-type="float">
            <text:p>12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13" calcext:value-type="float">
            <text:p>13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14" calcext:value-type="float">
            <text:p>14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15" calcext:value-type="float">
            <text:p>15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16" calcext:value-type="float">
            <text:p>16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17" calcext:value-type="float">
            <text:p>17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18" calcext:value-type="float">
            <text:p>18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19" calcext:value-type="float">
            <text:p>19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20" calcext:value-type="float">
            <text:p>20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21" calcext:value-type="float">
            <text:p>21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22" calcext:value-type="float">
            <text:p>22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23" calcext:value-type="float">
            <text:p>23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24" calcext:value-type="float">
            <text:p>24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25" calcext:value-type="float">
            <text:p>25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26" calcext:value-type="float">
            <text:p>26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27" calcext:value-type="float">
            <text:p>27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28" calcext:value-type="float">
            <text:p>28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29" calcext:value-type="float">
            <text:p>29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30" calcext:value-type="float">
            <text:p>30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31" calcext:value-type="float">
            <text:p>31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32" calcext:value-type="float">
            <text:p>32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33" calcext:value-type="float">
            <text:p>33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34" calcext:value-type="float">
            <text:p>34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35" calcext:value-type="float">
            <text:p>35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36" calcext:value-type="float">
            <text:p>36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37" calcext:value-type="float">
            <text:p>37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38" calcext:value-type="float">
            <text:p>38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39" calcext:value-type="float">
            <text:p>39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40" calcext:value-type="float">
            <text:p>40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41" calcext:value-type="float">
            <text:p>41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42" calcext:value-type="float">
            <text:p>42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43" calcext:value-type="float">
            <text:p>43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44" calcext:value-type="float">
            <text:p>44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 office:value-type="string" calcext:value-type="string">
            <text:p>Le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2" calcext:value-type="float">
            <text:p>2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3" calcext:value-type="float">
            <text:p>3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4" calcext:value-type="float">
            <text:p>4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5" calcext:value-type="float">
            <text:p>5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6" calcext:value-type="float">
            <text:p>6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7" calcext:value-type="float">
            <text:p>7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8" calcext:value-type="float">
            <text:p>8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9" calcext:value-type="float">
            <text:p>9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10" calcext:value-type="float">
            <text:p>10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11" calcext:value-type="float">
            <text:p>11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12" calcext:value-type="float">
            <text:p>12</text:p>
          </table:table-cell>
          <table:table-cell table:style-name="ce23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22" office:value-type="float" office:value="13" calcext:value-type="float">
            <text:p>13</text:p>
          </table:table-cell>
          <table:table-cell table:style-name="ce22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23" office:value-type="float" office:value="14" calcext:value-type="float">
            <text:p>14</text:p>
          </table:table-cell>
          <table:table-cell table:style-name="ce23" table:number-columns-repeated="6"/>
          <table:table-cell table:number-columns-repeated="1016"/>
        </table:table-row>
        <table:table-row table:style-name="ro3" table:number-rows-repeated="10482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.00.0000</text:date>, <text:time style:data-style-name="N2" text:time-value="20:30:37.6603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</meta:initial-creator>
    <meta:creation-date>2017-01-03T20:10:39.113011000</meta:creation-date>
    <dc:date>2017-01-03T22:50:52.961342000</dc:date>
    <dc:creator>Christoph </dc:creator>
    <meta:editing-duration>PT1H10M53S</meta:editing-duration>
    <meta:editing-cycles>17</meta:editing-cycles>
    <meta:generator>LibreOffice/5.1.6.2$MacOSX_X86_64 LibreOffice_project/07ac168c60a517dba0f0d7bc7540f5afa45f0909</meta:generator>
    <meta:document-statistic meta:table-count="1" meta:cell-count="439" meta:object-count="0"/>
  </office:meta>
</office:document-meta>
</file>